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3.3535in"/>
    </style:style>
    <style:style style:name="co3" style:family="table-column">
      <style:table-column-properties fo:break-before="auto" style:column-width="1.1634in"/>
    </style:style>
    <style:style style:name="co4" style:family="table-column">
      <style:table-column-properties fo:break-before="auto" style:column-width="4.5118in"/>
    </style:style>
    <style:style style:name="co6" style:family="table-column">
      <style:table-column-properties fo:break-before="auto" style:column-width="1.9335in"/>
    </style:style>
    <style:style style:name="co7" style:family="table-column">
      <style:table-column-properties fo:break-before="auto" style:column-width="0.7091in"/>
    </style:style>
    <style:style style:name="ro3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Wingdings" fo:font-size="12pt" fo:font-style="normal" fo:text-shadow="none" style:text-underline-style="none" fo:font-weight="normal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4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2">
          <table:table-cell table:style-name="ce1" office:value-type="string" table:number-columns-spanned="5" table:number-rows-spanned="1">
            <text:p>Robot Class Checklist</text:p>
          </table:table-cell>
          <table:covered-table-cell table:style-name="ce1"/>
          <table:covered-table-cell/>
          <table:covered-table-cell table:style-name="ce2"/>
          <table:covered-table-cell/>
          <table:table-cell table:number-columns-repeated="1019"/>
        </table:table-row>
        <table:table-row table:style-name="ro2">
          <table:table-cell table:number-columns-repeated="4"/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Check</text:p>
          </table:table-cell>
          <table:table-cell office:value-type="string">
            <text:p>ü û</text:p>
          </table:table-cell>
          <table:table-cell table:style-name="ce5" office:value-type="string">
            <text:p>Notes:</text:p>
          </table:table-cell>
          <table:table-cell table:style-name="ce3"/>
          <table:table-cell table:number-columns-repeated="1018"/>
        </table:table-row>
        <table:table-row table:style-name="ro2">
          <table:table-cell office:value-type="string">
            <text:p>OI</text:p>
          </table:table-cell>
          <table:table-cell office:value-type="string">
            <text:p>robot class</text:p>
          </table:table-cell>
          <table:table-cell office:value-type="string">
            <text:p>check</text:p>
          </table:table-cell>
          <table:table-cell table:formula="of:=IF(EXACT(LOWER([.C4]); &quot;check&quot;); &quot;ü&quot;; &quot;û&quot;)" office:value-type="string" office:string-value="ü">
            <text:p>ü</text:p>
          </table:table-cell>
          <table:table-cell table:style-name="ce1" office:value-type="string">
            <text:p>We have a controller to choose Autonomous modes (needs testing)</text:p>
          </table:table-cell>
          <table:table-cell table:number-columns-repeated="1019"/>
        </table:table-row>
        <table:table-row table:style-name="ro2">
          <table:table-cell office:value-type="string">
            <text:p>PID</text:p>
          </table:table-cell>
          <table:table-cell office:value-type="string">
            <text:p>robot class</text:p>
          </table:table-cell>
          <table:table-cell office:value-type="string">
            <text:p>check</text:p>
          </table:table-cell>
          <table:table-cell table:formula="of:=IF(EXACT(LOWER([.C5]); &quot;check&quot;); &quot;ü&quot;; &quot;û&quot;)" office:value-type="string" office:string-value="ü">
            <text:p>ü</text:p>
          </table:table-cell>
          <table:table-cell table:style-name="ce1"/>
          <table:table-cell table:number-columns-repeated="1019"/>
        </table:table-row>
        <table:table-row table:style-name="ro2">
          <table:table-cell office:value-type="string">
            <text:p>Preferences</text:p>
          </table:table-cell>
          <table:table-cell office:value-type="string">
            <text:p>robot class</text:p>
          </table:table-cell>
          <table:table-cell office:value-type="string">
            <text:p>check</text:p>
          </table:table-cell>
          <table:table-cell table:formula="of:=IF(EXACT(LOWER([.C6]); &quot;check&quot;); &quot;ü&quot;; &quot;û&quot;)" office:value-type="string" office:string-value="ü">
            <text:p>ü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SlideWinder</text:p>
          </table:table-cell>
          <table:table-cell office:value-type="string">
            <text:p>robot class</text:p>
          </table:table-cell>
          <table:table-cell office:value-type="string">
            <text:p>check</text:p>
          </table:table-cell>
          <table:table-cell table:formula="of:=IF(EXACT(LOWER([.C7]); &quot;check&quot;); &quot;ü&quot;; &quot;û&quot;)" office:value-type="string" office:string-value="ü">
            <text:p>ü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RobotMap</text:p>
          </table:table-cell>
          <table:table-cell office:value-type="string">
            <text:p>robot class</text:p>
          </table:table-cell>
          <table:table-cell office:value-type="string">
            <text:p>check</text:p>
          </table:table-cell>
          <table:table-cell table:formula="of:=IF(EXACT(LOWER([.C8]); &quot;check&quot;); &quot;ü&quot;; &quot;û&quot;)" office:value-type="string" office:string-value="ü">
            <text:p>ü</text:p>
          </table:table-cell>
          <table:table-cell table:style-name="ce1" office:value-type="string">
            <text:p>tested, works</text:p>
          </table:table-cell>
          <table:table-cell table:number-columns-repeated="1019"/>
        </table:table-row>
        <table:table-row table:style-name="ro4">
          <table:table-cell office:value-type="string">
            <text:p>AutoCalibrateElevator</text:p>
          </table:table-cell>
          <table:table-cell office:value-type="string">
            <text:p>auto command</text:p>
          </table:table-cell>
          <table:table-cell office:value-type="string">
            <text:p>check</text:p>
          </table:table-cell>
          <table:table-cell table:formula="of:=IF(EXACT(LOWER([.C9]); &quot;check&quot;); &quot;ü&quot;; &quot;û&quot;)" office:value-type="string" office:string-value="ü">
            <text:p>ü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AutoDance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10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AutoDelay</text:p>
          </table:table-cell>
          <table:table-cell office:value-type="string">
            <text:p>auto command</text:p>
          </table:table-cell>
          <table:table-cell office:value-type="string">
            <text:p>check</text:p>
          </table:table-cell>
          <table:table-cell table:formula="of:=IF(EXACT(LOWER([.C11]); &quot;check&quot;); &quot;ü&quot;; &quot;û&quot;)" office:value-type="string" office:string-value="ü">
            <text:p>ü</text:p>
          </table:table-cell>
          <table:table-cell table:style-name="ce1" office:value-type="string">
            <text:p>tested, works</text:p>
          </table:table-cell>
          <table:table-cell table:number-columns-repeated="1019"/>
        </table:table-row>
        <table:table-row table:style-name="ro4">
          <table:table-cell office:value-type="string">
            <text:p>AutoDrive</text:p>
          </table:table-cell>
          <table:table-cell office:value-type="string">
            <text:p>auto command</text:p>
          </table:table-cell>
          <table:table-cell office:value-type="string">
            <text:p>check</text:p>
          </table:table-cell>
          <table:table-cell table:formula="of:=IF(EXACT(LOWER([.C12]); &quot;check&quot;); &quot;ü&quot;; &quot;û&quot;)" office:value-type="string" office:string-value="ü">
            <text:p>ü</text:p>
          </table:table-cell>
          <table:table-cell table:style-name="ce1" office:value-type="string">
            <text:p>might need to be re-tuned when arm is added</text:p>
          </table:table-cell>
          <table:table-cell table:number-columns-repeated="1019"/>
        </table:table-row>
        <table:table-row table:style-name="ro4">
          <table:table-cell office:value-type="string">
            <text:p>AutoFollowLine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13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AutoGrabRecycling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14]); &quot;check&quot;); &quot;ü&quot;; &quot;û&quot;)" office:value-type="string" office:string-value="û">
            <text:p>û</text:p>
          </table:table-cell>
          <table:table-cell table:style-name="ce1" office:value-type="string">
            <text:p>needs arm</text:p>
          </table:table-cell>
          <table:table-cell table:number-columns-repeated="1019"/>
        </table:table-row>
        <table:table-row table:style-name="ro4">
          <table:table-cell office:value-type="string">
            <text:p>AutoModeOne_StackTotes</text:p>
          </table:table-cell>
          <table:table-cell office:value-type="string">
            <text:p>auto mode</text:p>
          </table:table-cell>
          <table:table-cell office:value-type="string">
            <text:p>X</text:p>
          </table:table-cell>
          <table:table-cell table:formula="of:=IF(EXACT(LOWER([.C15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AutoModeTwo_TakeRecycling</text:p>
          </table:table-cell>
          <table:table-cell office:value-type="string">
            <text:p>auto mode</text:p>
          </table:table-cell>
          <table:table-cell office:value-type="string">
            <text:p>X</text:p>
          </table:table-cell>
          <table:table-cell table:formula="of:=IF(EXACT(LOWER([.C16]); &quot;check&quot;); &quot;ü&quot;; &quot;û&quot;)" office:value-type="string" office:string-value="û">
            <text:p>û</text:p>
          </table:table-cell>
          <table:table-cell table:style-name="ce1" office:value-type="string">
            <text:p>needs arm</text:p>
          </table:table-cell>
          <table:table-cell table:number-columns-repeated="1019"/>
        </table:table-row>
        <table:table-row table:style-name="ro4">
          <table:table-cell office:value-type="string">
            <text:p>AutoModeThree_TakeRecyclingWithVision</text:p>
          </table:table-cell>
          <table:table-cell office:value-type="string">
            <text:p>auto mode</text:p>
          </table:table-cell>
          <table:table-cell office:value-type="string">
            <text:p>X</text:p>
          </table:table-cell>
          <table:table-cell table:formula="of:=IF(EXACT(LOWER([.C17]); &quot;check&quot;); &quot;ü&quot;; &quot;û&quot;)" office:value-type="string" office:string-value="û">
            <text:p>û</text:p>
          </table:table-cell>
          <table:table-cell table:style-name="ce1"/>
          <table:table-cell/>
          <table:table-cell table:style-name="Default" table:number-columns-repeated="1018"/>
        </table:table-row>
        <table:table-row table:style-name="ro4">
          <table:table-cell office:value-type="string">
            <text:p>AutoModeFour_TakeRecyclingWithLineReaders</text:p>
          </table:table-cell>
          <table:table-cell office:value-type="string">
            <text:p>auto mode</text:p>
          </table:table-cell>
          <table:table-cell office:value-type="string">
            <text:p>X</text:p>
          </table:table-cell>
          <table:table-cell table:formula="of:=IF(EXACT(LOWER([.C18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AutoModeFive_PullBinBack</text:p>
          </table:table-cell>
          <table:table-cell office:value-type="string">
            <text:p>auto mode</text:p>
          </table:table-cell>
          <table:table-cell office:value-type="string">
            <text:p>X</text:p>
          </table:table-cell>
          <table:table-cell table:formula="of:=IF(EXACT(LOWER([.C19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AutoModeSix_PushBinAndTote</text:p>
          </table:table-cell>
          <table:table-cell office:value-type="string">
            <text:p>auto mode</text:p>
          </table:table-cell>
          <table:table-cell office:value-type="string">
            <text:p>X</text:p>
          </table:table-cell>
          <table:table-cell table:formula="of:=IF(EXACT(LOWER([.C20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AutoModeSeven_LandmarkStack</text:p>
          </table:table-cell>
          <table:table-cell office:value-type="string">
            <text:p>auto mode</text:p>
          </table:table-cell>
          <table:table-cell office:value-type="string">
            <text:p>X</text:p>
          </table:table-cell>
          <table:table-cell table:formula="of:=IF(EXACT(LOWER([.C21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AutoSlideToLine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22]); &quot;check&quot;); &quot;ü&quot;; &quot;û&quot;)" office:value-type="string" office:string-value="û">
            <text:p>û</text:p>
          </table:table-cell>
          <table:table-cell table:style-name="ce1" office:value-type="string">
            <text:p>needs tuning</text:p>
          </table:table-cell>
          <table:table-cell table:number-columns-repeated="1019"/>
        </table:table-row>
        <table:table-row table:style-name="ro4">
          <table:table-cell office:value-type="string">
            <text:p>AutoTurn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23]); &quot;check&quot;); &quot;ü&quot;; &quot;û&quot;)" office:value-type="string" office:string-value="û">
            <text:p>û</text:p>
          </table:table-cell>
          <table:table-cell table:style-name="ce1" office:value-type="string">
            <text:p>needs tuning</text:p>
          </table:table-cell>
          <table:table-cell table:number-columns-repeated="1019"/>
        </table:table-row>
        <table:table-row table:style-name="ro4">
          <table:table-cell office:value-type="string">
            <text:p>AutoVisionFollowLine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24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CloseClaw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25]); &quot;check&quot;); &quot;ü&quot;; &quot;û&quot;)" office:value-type="string" office:string-value="ü">
            <text:p>ü</text:p>
          </table:table-cell>
          <table:table-cell table:style-name="ce1"/>
          <table:table-cell table:number-columns-repeated="1019"/>
        </table:table-row>
        <table:table-row table:style-name="ro2">
          <table:table-cell office:value-type="string">
            <text:p>Deploy Arm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6]); &quot;check&quot;); &quot;ü&quot;; &quot;û&quot;)" office:value-type="string" office:string-value="û">
            <text:p>û</text:p>
          </table:table-cell>
          <table:table-cell table:style-name="ce1" office:value-type="string">
            <text:p>needs arm</text:p>
          </table:table-cell>
          <table:table-cell table:number-columns-repeated="1019"/>
        </table:table-row>
        <table:table-row table:style-name="ro2">
          <table:table-cell office:value-type="string">
            <text:p>Drive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27]); &quot;check&quot;); &quot;ü&quot;; &quot;û&quot;)" office:value-type="string" office:string-value="ü">
            <text:p>ü</text:p>
          </table:table-cell>
          <table:table-cell table:style-name="ce1" office:value-type="string">
            <text:p>tested, works</text:p>
          </table:table-cell>
          <table:table-cell table:number-columns-repeated="1019"/>
        </table:table-row>
        <table:table-row table:style-name="ro4">
          <table:table-cell office:value-type="string">
            <text:p>GradualDrive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8]); &quot;check&quot;); &quot;ü&quot;; &quot;û&quot;)" office:value-type="string" office:string-value="û">
            <text:p>û</text:p>
          </table:table-cell>
          <table:table-cell table:style-name="ce1" office:value-type="string">
            <text:p>uses preferences</text:p>
          </table:table-cell>
          <table:table-cell table:number-columns-repeated="1019"/>
        </table:table-row>
        <table:table-row table:style-name="ro2">
          <table:table-cell office:value-type="string">
            <text:p>Immobilize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9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ManipulatorManualControl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30]); &quot;check&quot;); &quot;ü&quot;; &quot;û&quot;)" office:value-type="string" office:string-value="û">
            <text:p>û</text:p>
          </table:table-cell>
          <table:table-cell table:style-name="ce1" office:value-type="string">
            <text:p>elevator works, arm untested</text:p>
          </table:table-cell>
          <table:table-cell table:number-columns-repeated="1019"/>
        </table:table-row>
        <table:table-row table:style-name="ro4">
          <table:table-cell office:value-type="string">
            <text:p>OpenClaw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31]); &quot;check&quot;); &quot;ü&quot;; &quot;û&quot;)" office:value-type="string" office:string-value="ü">
            <text:p>ü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QuickStackOne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32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QuickStackTwo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33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RaiseArm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34]); &quot;check&quot;); &quot;ü&quot;; &quot;û&quot;)" office:value-type="string" office:string-value="û">
            <text:p>û</text:p>
          </table:table-cell>
          <table:table-cell table:style-name="ce1" office:value-type="string">
            <text:p>needs arm</text:p>
          </table:table-cell>
          <table:table-cell table:number-columns-repeated="1019"/>
        </table:table-row>
        <table:table-row table:style-name="ro4">
          <table:table-cell office:value-type="string">
            <text:p>SetElevatorPosition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35]); &quot;check&quot;); &quot;ü&quot;; &quot;û&quot;)" office:value-type="string" office:string-value="û">
            <text:p>û</text:p>
          </table:table-cell>
          <table:table-cell table:style-name="ce1" office:value-type="string">
            <text:p>PID is tuned</text:p>
          </table:table-cell>
          <table:table-cell table:number-columns-repeated="1019"/>
        </table:table-row>
        <table:table-row table:style-name="ro2">
          <table:table-cell office:value-type="string">
            <text:p>Shift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36]); &quot;check&quot;); &quot;ü&quot;; &quot;û&quot;)" office:value-type="string" office:string-value="û">
            <text:p>û</text:p>
          </table:table-cell>
          <table:table-cell table:style-name="ce1" office:value-type="string">
            <text:p>not tested</text:p>
          </table:table-cell>
          <table:table-cell table:number-columns-repeated="1019"/>
        </table:table-row>
        <table:table-row table:style-name="ro4">
          <table:table-cell office:value-type="string">
            <text:p>SlideStraight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37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SyncPreferences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38]); &quot;check&quot;); &quot;ü&quot;; &quot;û&quot;)" office:value-type="string" office:string-value="ü">
            <text:p>ü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TestPID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39]); &quot;check&quot;); &quot;ü&quot;; &quot;û&quot;)" office:value-type="string" office:string-value="ü">
            <text:p>ü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UpdateDashboard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40]); &quot;check&quot;); &quot;ü&quot;; &quot;û&quot;)" office:value-type="string" office:string-value="ü">
            <text:p>ü</text:p>
          </table:table-cell>
          <table:table-cell table:style-name="ce1" office:value-type="string">
            <text:p>tested, works</text:p>
          </table:table-cell>
          <table:table-cell table:number-columns-repeated="1019"/>
        </table:table-row>
        <table:table-row table:style-name="ro2">
          <table:table-cell office:value-type="string">
            <text:p>Arm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41]); &quot;check&quot;); &quot;ü&quot;; &quot;û&quot;)" office:value-type="string" office:string-value="û">
            <text:p>û</text:p>
          </table:table-cell>
          <table:table-cell table:style-name="ce1" office:value-type="string">
            <text:p>no arm yet</text:p>
          </table:table-cell>
          <table:table-cell table:number-columns-repeated="1019"/>
        </table:table-row>
        <table:table-row table:style-name="ro4">
          <table:table-cell office:value-type="string">
            <text:p>CameraVision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42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2">
          <table:table-cell office:value-type="string">
            <text:p>Claw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43]); &quot;check&quot;); &quot;ü&quot;; &quot;û&quot;)" office:value-type="string" office:string-value="û">
            <text:p>û</text:p>
          </table:table-cell>
          <table:table-cell table:style-name="ce1" office:value-type="string">
            <text:p>needs claw</text:p>
          </table:table-cell>
          <table:table-cell table:number-columns-repeated="1019"/>
        </table:table-row>
        <table:table-row table:style-name="ro4">
          <table:table-cell office:value-type="string">
            <text:p>DriveTrain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44]); &quot;check&quot;); &quot;ü&quot;; &quot;û&quot;)" office:value-type="string" office:string-value="û">
            <text:p>û</text:p>
          </table:table-cell>
          <table:table-cell table:style-name="ce1" office:value-type="string">
            <text:p>not completely tested</text:p>
          </table:table-cell>
          <table:table-cell table:number-columns-repeated="1019"/>
        </table:table-row>
        <table:table-row table:style-name="ro2">
          <table:table-cell office:value-type="string">
            <text:p>Elevator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45]); &quot;check&quot;); &quot;ü&quot;; &quot;û&quot;)" office:value-type="string" office:string-value="û">
            <text:p>û</text:p>
          </table:table-cell>
          <table:table-cell table:style-name="ce1" office:value-type="string">
            <text:p>not tested</text:p>
          </table:table-cell>
          <table:table-cell table:number-columns-repeated="1019"/>
        </table:table-row>
        <table:table-row table:style-name="ro4">
          <table:table-cell office:value-type="string">
            <text:p>Pneumatics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46]); &quot;check&quot;); &quot;ü&quot;; &quot;û&quot;)" office:value-type="string" office:string-value="û">
            <text:p>û</text:p>
          </table:table-cell>
          <table:table-cell table:style-name="ce1" office:value-type="string">
            <text:p>needs claw</text:p>
          </table:table-cell>
          <table:table-cell table:number-columns-repeated="1019"/>
        </table:table-row>
        <table:table-row table:style-name="ro2">
          <table:table-cell office:value-type="string">
            <text:p>Autonomous Selector</text:p>
          </table:table-cell>
          <table:table-cell office:value-type="string">
            <text:p>hardware</text:p>
          </table:table-cell>
          <table:table-cell office:value-type="string">
            <text:p>check</text:p>
          </table:table-cell>
          <table:table-cell table:formula="of:=IF(EXACT(LOWER([.C47]); &quot;check&quot;); &quot;ü&quot;; &quot;û&quot;)" office:value-type="string" office:string-value="ü">
            <text:p>ü</text:p>
          </table:table-cell>
          <table:table-cell table:style-name="ce1" office:value-type="string">
            <text:p>worked on test board</text:p>
          </table:table-cell>
          <table:table-cell table:number-columns-repeated="1019"/>
        </table:table-row>
        <table:table-row table:style-name="ro4">
          <table:table-cell office:value-type="string">
            <text:p>NetTablesClient</text:p>
          </table:table-cell>
          <table:table-cell office:value-type="string">
            <text:p>log writer</text:p>
          </table:table-cell>
          <table:table-cell office:value-type="string">
            <text:p>check</text:p>
          </table:table-cell>
          <table:table-cell table:formula="of:=IF(EXACT(LOWER([.C48]); &quot;check&quot;); &quot;ü&quot;; &quot;û&quot;)" office:value-type="string" office:string-value="ü">
            <text:p>ü</text:p>
          </table:table-cell>
          <table:table-cell table:style-name="ce1"/>
          <table:table-cell table:number-columns-repeated="1019"/>
        </table:table-row>
        <table:table-row table:style-name="ro4">
          <table:table-cell office:value-type="string">
            <text:p>Expiremental NetTablesClient</text:p>
          </table:table-cell>
          <table:table-cell office:value-type="string">
            <text:p>log writer</text:p>
          </table:table-cell>
          <table:table-cell office:value-type="string">
            <text:p>X</text:p>
          </table:table-cell>
          <table:table-cell table:formula="of:=IF(EXACT(LOWER([.C49]); &quot;check&quot;); &quot;ü&quot;; &quot;û&quot;)" office:value-type="string" office:string-value="û">
            <text:p>û</text:p>
          </table:table-cell>
          <table:table-cell table:style-name="ce1" office:value-type="string">
            <text:p>won't fix (Disbanded)</text:p>
          </table:table-cell>
          <table:table-cell table:number-columns-repeated="1019"/>
        </table:table-row>
        <table:table-row table:style-name="ro4">
          <table:table-cell office:value-type="string">
            <text:p>Robot LEDs</text:p>
          </table:table-cell>
          <table:table-cell office:value-type="string">
            <text:p>hardware</text:p>
          </table:table-cell>
          <table:table-cell office:value-type="string">
            <text:p>X</text:p>
          </table:table-cell>
          <table:table-cell table:formula="of:=IF(EXACT(LOWER([.C50]); &quot;check&quot;); &quot;ü&quot;; &quot;û&quot;)" office:value-type="string" office:string-value="û">
            <text:p>û</text:p>
          </table:table-cell>
          <table:table-cell table:style-name="ce1"/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2/21/2015</text:date>, <text:time>15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1T15:38:30.17</dc:date>
    <dc:creator>Ian Smith</dc:creator>
    <meta:generator>OpenOffice/4.1.1$Win32 OpenOffice.org_project/411m6$Build-9775</meta:generator>
    <meta:editing-duration>PT22M48S</meta:editing-duration>
    <meta:editing-cycles>1</meta:editing-cycles>
    <meta:document-statistic meta:table-count="3" meta:cell-count="217" meta:object-count="0"/>
  </office:meta>
</office:document-meta>
</file>